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1000002306B826C0F54F614AE.png" manifest:media-type="image/png"/>
  <manifest:file-entry manifest:full-path="Pictures/10000000000003C60000023C56851EB1D8BC56B7.png" manifest:media-type="image/png"/>
  <manifest:file-entry manifest:full-path="Pictures/10000000000003D30000024ED32CE22841CE0E37.png" manifest:media-type="image/png"/>
  <manifest:file-entry manifest:full-path="Pictures/10000000000003CE0000027976CEDF0CB36E51BA.png" manifest:media-type="image/png"/>
  <manifest:file-entry manifest:full-path="Pictures/1000000000000529000000A118AC2614632FEA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1ef6" officeooo:paragraph-rsid="00161e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</text:p>
      <text:p text:style-name="P1"><draw:frame draw:style-name="fr1" draw:name="Figura1" text:anchor-type="paragraph" svg:width="17cm" svg:height="9.906cm" draw:z-index="0"><draw:image xlink:href="Pictures/10000000000003C1000002306B826C0F54F614AE.png" xlink:type="simple" xlink:show="embed" xlink:actuate="onLoad"/></draw:frame></text:p>
      <text:p text:style-name="P1"><draw:frame draw:style-name="fr1" draw:name="Figura2" text:anchor-type="paragraph" svg:width="17cm" svg:height="10.065cm" draw:z-index="1"><draw:image xlink:href="Pictures/10000000000003C60000023C56851EB1D8BC56B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3" text:anchor-type="paragraph" svg:width="17cm" svg:height="10.245cm" draw:z-index="2"><draw:image xlink:href="Pictures/10000000000003D30000024ED32CE22841CE0E37.png" xlink:type="simple" xlink:show="embed" xlink:actuate="onLoad"/></draw:frame><text:soft-page-break/></text:p>
      <text:p text:style-name="P1"><draw:frame draw:style-name="fr1" draw:name="Figura4" text:anchor-type="paragraph" svg:width="17cm" svg:height="11.047cm" draw:z-index="3"><draw:image xlink:href="Pictures/10000000000003CE0000027976CEDF0CB36E51BA.png" xlink:type="simple" xlink:show="embed" xlink:actuate="onLoad"/></draw:frame></text:p>
      <text:p text:style-name="P1"><draw:frame draw:style-name="fr1" draw:name="Figura5" text:anchor-type="paragraph" svg:width="17cm" svg:height="2.071cm" draw:z-index="4"><draw:image xlink:href="Pictures/1000000000000529000000A118AC2614632FEA4D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3:59:43.550000000</meta:creation-date>
    <dc:date>2018-04-09T14:32:28.100000000</dc:date>
    <meta:editing-duration>PT32M42S</meta:editing-duration>
    <meta:editing-cycles>6</meta:editing-cycles>
    <meta:generator>LibreOffice/5.3.1.2$Windows_X86_64 LibreOffice_project/e80a0e0fd1875e1696614d24c32df0f95f03deb2</meta:generator>
    <meta:document-statistic meta:table-count="0" meta:image-count="5" meta:object-count="0" meta:page-count="2" meta:paragraph-count="1" meta:word-count="1" meta:character-count="2" meta:non-whitespace-character-count="2"/>
  </office:meta>
</office:document-meta>
</file>